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781A000055FD04CA4DD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9.4693in" draw:z-index="0"><draw:image xlink:href="Pictures/200000090000781A000055FD04CA4DD2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09:58:17.22</meta:creation-date>
    <dc:date>2013-12-08T10:06:29.99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3.6$Windows_x86 LibreOffice_project/58f22d5-270d05a-e2abed1-ea17a85-9b5702</meta:generator>
  </office:meta>
</office:document-meta>
</file>